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2" office:value-type="string" calcext:value-type="string">
            <text:p>Syntax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asswor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er Status</text:p>
          </table:table-cell>
          <table:table-cell office:value-type="string" calcext:value-type="string">
            <text:p>&lt;Passwortlänge&gt;</text:p>
          </table:table-cell>
          <table:table-cell office:value-type="string" calcext:value-type="string">
            <text:p>&lt;Anzahl der für das Passwort verfügbaren Zeichen&gt;</text:p>
          </table:table-cell>
          <table:table-cell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verStatus(&lt;Status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Password Created“, 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ckPasswor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&lt;Passwort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Denied“, „Allowed“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00.00.0000</text:date>, <text:time style:data-style-name="N2" text:time-value="19:04:16.5199024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2-20T19:05:50.740765470</dc:date>
    <meta:editing-duration>PT1H36M18S</meta:editing-duration>
    <meta:editing-cycles>8</meta:editing-cycles>
    <meta:generator>LibreOffice/5.1.6.2$Linux_X86_64 LibreOffice_project/10m0$Build-2</meta:generator>
    <meta:document-statistic meta:table-count="1" meta:cell-count="32" meta:object-count="0"/>
  </office:meta>
</office:document-meta>
</file>